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92ce" officeooo:paragraph-rsid="000992ce"/>
    </style:style>
    <style:style style:name="T1" style:family="text">
      <style:text-properties officeooo:rsid="000a3c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0874553" text:style-name="L1">
        <text:list-item>
          <text:p text:style-name="P1">Si GR es menor a 0.5 casi no recombina. Eso no interesa.</text:p>
        </text:list-item>
        <text:list-item>
          <text:p text:style-name="P1">He tenido que diferenciar los individuos de la población de alguna forma porque si no no había modo de utilizar a los vecinos para realizar la recombinación, mutación y demás. <text:span text:style-name="T1">Llevo toda la tarde intentando cambiar los metodos a una clase, pero no veas si me esta costando puta vi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1:19:09.551119854</meta:creation-date>
    <meta:generator>LibreOffice/6.0.7.3$Linux_X86_64 LibreOffice_project/00m0$Build-3</meta:generator>
    <dc:date>2019-01-18T22:40:35.212444509</dc:date>
    <meta:editing-duration>PT3H29M39S</meta:editing-duration>
    <meta:editing-cycles>2</meta:editing-cycles>
    <meta:document-statistic meta:table-count="0" meta:image-count="0" meta:object-count="0" meta:page-count="1" meta:paragraph-count="2" meta:word-count="64" meta:character-count="341" meta:non-whitespace-character-count="281"/>
  </office:meta>
</office:document-meta>
</file>